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200pt" style:font-size-asian="200pt" style:font-size-complex="200pt"/>
    </style:style>
    <style:style style:name="T1" style:family="text">
      <style:text-properties fo:font-size="200pt" style:font-size-asian="200pt" style:font-size-complex="200pt"/>
    </style:style>
    <style:style style:name="fr1" style:family="graphic" style:parent-style-name="Graphics">
      <style:graphic-properties fo:margin-left="0in" fo:margin-right="0in" fo:margin-top="0in" fo:margin-bottom="0in" style:vertical-pos="from-top" style:vertical-rel="page" style:horizontal-pos="from-left" style:horizontal-rel="pag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from-top" style:vertical-rel="page" style:horizontal-pos="from-left" style:horizontal-rel="page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aphics1" text:anchor-type="page" text:anchor-page-number="1" svg:x="0in" svg:y="0.2354in" svg:width="2.5709in" svg:height="3.7638in" draw:z-index="1">
        <draw:image xlink:href="http://www.clker.com/cliparts/2/b/8/4/1206566007507326711cibo00_Cibo00_-_Number_(4).svg.med.png" xlink:type="simple" xlink:show="embed" xlink:actuate="onLoad"/>
      </draw:frame>
      <draw:frame draw:style-name="fr2" draw:name="graphics2" text:anchor-type="page" text:anchor-page-number="1" svg:x="2.5701in" svg:y="1.4752in" svg:width="2.689in" svg:height="4.339in" draw:z-index="0">
        <draw:image xlink:href="http://www.clker.com/cliparts/2/b/8/4/1206566007507326711cibo00_Cibo00_-_Number_(4).svg.med.png" xlink:type="simple" xlink:show="embed" xlink:actuate="onLoad"/>
      </draw:frame>
      <draw:frame draw:style-name="fr1" draw:name="graphics3" text:anchor-type="page" text:anchor-page-number="1" svg:x="0in" svg:y="5.0736in" svg:width="3.3098in" svg:height="4.1228in" draw:z-index="2">
        <draw:image xlink:href="http://texasvoices.org/wordpress/wp-content/uploads/2010/12/Numero2.jpg" xlink:type="simple" xlink:show="embed" xlink:actuate="onLoad"/>
      </draw:frame>
      <draw:frame draw:style-name="fr1" draw:name="graphics4" text:anchor-type="page" text:anchor-page-number="1" svg:x="2.6882in" svg:y="10.0425in" svg:width="2.9075in" svg:height="3.7083in" draw:z-index="3">
        <draw:image xlink:href="http://texasvoices.org/wordpress/wp-content/uploads/2010/12/Numero2.jpg" xlink:type="simple" xlink:show="embed" xlink:actuate="onLoad"/>
      </draw:frame>
      <text:p text:style-name="Standard"><text:soft-page-break/><text:span text:style-name="T1"><text:s text:c="2"/></text:span></text:p>
      <text:p text:style-name="Standard"><text:span text:style-name="T1"><text:tab/><text:tab/><text:tab/><text:tab/><text:tab/><text:tab/><text:tab/><text:tab/></text:span> </text:p>
      <text:p text:style-name="P1"><text:soft-page-break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10-17T16:12:32.39</meta:creation-date>
    <meta:editing-duration>P1DT21H13M10S</meta:editing-duration>
    <meta:editing-cycles>3</meta:editing-cycles>
    <meta:generator>OpenOffice.org/3.3$Win32 OpenOffice.org_project/330m20$Build-9567</meta:generator>
    <meta:initial-creator>J C</meta:initial-creator>
    <meta:printed-by>J C</meta:printed-by>
    <meta:print-date>2011-10-19T17:32:01.69</meta:print-date>
    <dc:date>2011-10-19T17:41:41.58</dc:date>
    <dc:creator>J C</dc:creator>
    <meta:document-statistic meta:table-count="0" meta:image-count="4" meta:object-count="0" meta:page-count="3" meta:paragraph-count="2" meta:word-count="0" meta:character-count="11"/>
  </office:meta>
</office:document-meta>
</file>